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hatch" draw:fill-hatch-name="Black_20_45_20_Degrees_20_Wid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0c0c0" draw:fill-hatch-name="Black_20_45_20_Degrees_20_Wide" draw:fill-hatch-solid="false" draw:textarea-horizontal-align="justify" draw:textarea-vertical-align="middle" draw:auto-grow-height="false"/>
    </style:style>
    <style:style style:name="gr5" style:family="graphic" style:parent-style-name="standard">
      <style:graphic-properties draw:fill="hatch" draw:fill-color="#999999" draw:fill-gradient-name="Gradient_20_1" draw:fill-hatch-name="Crossed" draw:fill-hatch-solid="false" draw:textarea-horizontal-align="justify" draw:textarea-vertical-align="middle" draw:auto-grow-height="false"/>
    </style:style>
    <style:style style:name="gr6" style:family="graphic" style:parent-style-name="standard">
      <style:graphic-properties draw:fill="hatch" draw:fill-color="#ffffff" draw:fill-gradient-name="Gradient_20_1" draw:fill-hatch-name="Crossed" draw:fill-hatch-solid="true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fill="hatch" draw:fill-color="#c0c0c0" draw:fill-hatch-name="Black_20_45_20_Degrees" draw:textarea-horizontal-align="justify" draw:textarea-vertical-align="middle" draw:auto-grow-height="false"/>
    </style:style>
    <style:style style:name="gr12" style:family="graphic" style:parent-style-name="standard">
      <style:graphic-properties svg:stroke-width="0.05cm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fill="hatch" draw:fill-color="#c0c0c0" draw:fill-gradient-name="Gradient_20_1" draw:fill-hatch-name="Crossed_20_little" draw:fill-hatch-solid="false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family="'Arial Black'" style:font-pitch="variable" fo:font-size="20pt" fo:font-weight="normal"/>
    </style:style>
    <style:style style:name="P5" style:family="paragraph">
      <style:text-properties fo:font-family="'Arial Black'" style:font-pitch="variable" fo:font-size="20pt" fo:font-weight="normal"/>
    </style:style>
    <style:style style:name="T1" style:family="text">
      <style:text-properties fo:font-family="'Arial Black'" style:font-pitch="variable" fo:font-size="20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04cm" svg:height="2cm" svg:x="16.792cm" svg:y="14.5cm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cm" svg:height="1cm" svg:x="2cm" svg:y="12cm">
          <text:p text:style-name="P2">cpu.h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cm" svg:x="2cm" svg:y="16cm">
          <text:p text:style-name="P2">entrada.h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cm" svg:x="2cm" svg:y="14cm">
          <text:p text:style-name="P2">video.h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cm" svg:x="2cm" svg:y="18cm">
          <text:p text:style-name="P2">emulador.h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cm" svg:x="4.5cm" svg:y="12cm">
          <text:p text:style-name="P2">cpu.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cm" svg:x="4.5cm" svg:y="16cm">
          <text:p text:style-name="P2">entrada.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cm" svg:x="4.5cm" svg:y="14cm">
          <text:p text:style-name="P2">video.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cm" svg:x="4.5cm" svg:y="18cm">
          <text:p text:style-name="P2">emulador.c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2cm" svg:x="1.5cm" svg:y="11.5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2cm" svg:x="1.5cm" svg:y="13.5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2cm" svg:x="1.5cm" svg:y="15.5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2cm" svg:x="1.5cm" svg:y="17.5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8cm" svg:x="8cm" svg:y="11.5cm">
          <text:p text:style-name="P2">Compilado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cm" svg:height="1cm" svg:x="11cm" svg:y="12cm">
          <text:p text:style-name="P2">cpu.o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cm" svg:height="1cm" svg:x="11cm" svg:y="16cm">
          <text:p text:style-name="P2">entrada.o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cm" svg:height="1cm" svg:x="11cm" svg:y="14cm">
          <text:p text:style-name="P2">video.o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cm" svg:height="1cm" svg:x="11cm" svg:y="18cm">
          <text:p text:style-name="P2">emulador.o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3cm" svg:x="14.5cm" svg:y="14cm">
          <text:p text:style-name="P2">Montador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5cm" svg:height="1cm" svg:x="17.5cm" svg:y="15cm">
          <text:p text:style-name="P2">emulador.exe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7cm" svg:y1="12.5cm" svg:x2="8cm" svg:y2="12.5cm">
          <text:p text:style-name="P3"/>
        </draw:line>
        <draw:line draw:style-name="gr7" draw:text-style-name="P1" draw:layer="layout" svg:x1="7cm" svg:y1="14.5cm" svg:x2="8cm" svg:y2="14.5cm">
          <text:p text:style-name="P3"/>
        </draw:line>
        <draw:line draw:style-name="gr7" draw:text-style-name="P1" draw:layer="layout" svg:x1="7cm" svg:y1="16.5cm" svg:x2="8cm" svg:y2="16.5cm">
          <text:p text:style-name="P3"/>
        </draw:line>
        <draw:line draw:style-name="gr7" draw:text-style-name="P1" draw:layer="layout" svg:x1="7cm" svg:y1="18.5cm" svg:x2="8cm" svg:y2="18.5cm">
          <text:p text:style-name="P3"/>
        </draw:line>
        <draw:line draw:style-name="gr7" draw:text-style-name="P1" draw:layer="layout" svg:x1="10cm" svg:y1="12.5cm" svg:x2="11cm" svg:y2="12.5cm">
          <text:p text:style-name="P3"/>
        </draw:line>
        <draw:line draw:style-name="gr7" draw:text-style-name="P1" draw:layer="layout" svg:x1="10cm" svg:y1="14.5cm" svg:x2="11cm" svg:y2="14.5cm">
          <text:p text:style-name="P3"/>
        </draw:line>
        <draw:line draw:style-name="gr7" draw:text-style-name="P1" draw:layer="layout" svg:x1="10cm" svg:y1="16.5cm" svg:x2="11cm" svg:y2="16.5cm">
          <text:p text:style-name="P3"/>
        </draw:line>
        <draw:line draw:style-name="gr7" draw:text-style-name="P1" draw:layer="layout" svg:x1="10cm" svg:y1="18.5cm" svg:x2="11cm" svg:y2="18.5cm">
          <text:p text:style-name="P3"/>
        </draw:line>
        <draw:line draw:style-name="gr7" draw:text-style-name="P1" draw:layer="layout" svg:x1="13cm" svg:y1="12.5cm" svg:x2="14.5cm" svg:y2="15.5cm">
          <text:p text:style-name="P3"/>
        </draw:line>
        <draw:line draw:style-name="gr7" draw:text-style-name="P1" draw:layer="layout" svg:x1="13cm" svg:y1="14.5cm" svg:x2="14.5cm" svg:y2="15.5cm">
          <text:p text:style-name="P3"/>
        </draw:line>
        <draw:line draw:style-name="gr7" draw:text-style-name="P1" draw:layer="layout" svg:x1="13cm" svg:y1="16.5cm" svg:x2="14.5cm" svg:y2="15.5cm">
          <text:p text:style-name="P3"/>
        </draw:line>
        <draw:line draw:style-name="gr7" draw:text-style-name="P1" draw:layer="layout" svg:x1="13cm" svg:y1="18.5cm" svg:x2="14.5cm" svg:y2="15.5cm">
          <text:p text:style-name="P3"/>
        </draw:line>
        <draw:line draw:style-name="gr7" draw:text-style-name="P1" draw:layer="layout" svg:x1="16.5cm" svg:y1="15.5cm" svg:x2="17.5cm" svg:y2="15.5cm">
          <text:p text:style-name="P3"/>
        </draw:line>
        <draw:custom-shape draw:style-name="gr8" draw:text-style-name="P1" draw:layer="layout" svg:width="1cm" svg:height="0.5cm" svg:x="11.5cm" svg:y="21.009cm">
          <text:p text:style-name="P3"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6.361cm" svg:height="0.645cm" svg:x="12.5cm" svg:y="20.963cm">
          <draw:text-box>
            <text:p text:style-name="P3">Componentes fornecidos pelo sistema</text:p>
          </draw:text-box>
        </draw:frame>
        <draw:custom-shape draw:style-name="gr10" draw:text-style-name="P1" draw:layer="layout" svg:width="1cm" svg:height="0.5cm" svg:x="11.5cm" svg:y="20.509cm">
          <text:p text:style-name="P3"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7.728cm" svg:height="0.645cm" svg:x="12.5cm" svg:y="20.463cm">
          <draw:text-box>
            <text:p text:style-name="P3">Componentes desenvolvidos pelo programador</text:p>
          </draw:text-box>
        </draw:frame>
        <draw:custom-shape draw:style-name="gr11" draw:text-style-name="P1" draw:layer="layout" svg:width="1cm" svg:height="0.5cm" svg:x="11.5cm" svg:y="22.007cm">
          <text:p text:style-name="P3"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4.731cm" svg:height="0.645cm" svg:x="12.5cm" svg:y="21.961cm">
          <draw:text-box>
            <text:p text:style-name="P3">Ambiente final de execução</text:p>
          </draw:text-box>
        </draw:frame>
        <draw:custom-shape draw:style-name="gr12" draw:text-style-name="P1" draw:layer="layout" svg:width="9.5cm" svg:height="3cm" svg:x="11cm" svg:y="20cm">
          <text:p text:style-name="P3"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0.5cm" svg:x="11.5cm" svg:y="21.51cm">
          <text:p text:style-name="P3"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3.237cm" svg:height="0.645cm" svg:x="12.5cm" svg:y="21.451cm">
          <draw:text-box>
            <text:p text:style-name="P3">Módulos gerados </text:p>
          </draw:text-box>
        </draw:frame>
        <draw:frame draw:style-name="gr14" draw:text-style-name="P5" draw:layer="layout" svg:width="0.972cm" svg:height="1.25cm" svg:x="4.028cm" svg:y="9.5cm">
          <draw:text-box>
            <text:p text:style-name="P4"><text:span text:style-name="T1">1</text:span></text:p>
          </draw:text-box>
        </draw:frame>
        <draw:frame draw:style-name="gr14" draw:text-style-name="P5" draw:layer="layout" svg:width="0.972cm" svg:height="1.25cm" svg:x="10cm" svg:y="9.5cm">
          <draw:text-box>
            <text:p text:style-name="P4"><text:span text:style-name="T1">2</text:span></text:p>
          </draw:text-box>
        </draw:frame>
        <draw:frame draw:style-name="gr14" draw:text-style-name="P5" draw:layer="layout" svg:width="0.972cm" svg:height="1.25cm" svg:x="16.5cm" svg:y="9.5cm">
          <draw:text-box>
            <text:p text:style-name="P4"><text:span text:style-name="T1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Crossed" draw:style="double" draw:color="#000000" draw:distance="0.51cm" draw:rotation="3150"/>
    <draw:hatch draw:name="Crossed_20_little" draw:display-name="Crossed little" draw:style="single" draw:color="#808080" draw:distance="0.51cm" draw:rotation="2700"/>
    <draw:hatch draw:name="Hatch_20_1" draw:display-name="Hatch 1" draw:style="single" draw:color="#000000" draw:distance="0.02cm" draw:rotation="0"/>
    <draw:hatch draw:name="Hatch_20_2" draw:display-name="Hatch 2" draw:style="single" draw:color="#000000" draw:distance="0.51cm" draw:rotation="0"/>
    <draw:hatch draw:name="Hatch_20_3" draw:display-name="Hatch 3" draw:style="single" draw:color="#000000" draw:distance="0.51cm" draw:rotation="270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andre</meta:initial-creator>
    <meta:creation-date>2007-01-22T20:02:06</meta:creation-date>
    <dc:creator>andre</dc:creator>
    <dc:date>2007-02-03T12:01:52</dc:date>
    <dc:language>pt-BR</dc:language>
    <meta:editing-cycles>8</meta:editing-cycles>
    <meta:editing-duration>PT28M40S</meta:editing-duration>
    <meta:user-defined meta:name="Info 1"/>
    <meta:user-defined meta:name="Info 2"/>
    <meta:user-defined meta:name="Info 3"/>
    <meta:user-defined meta:name="Info 4"/>
    <meta:document-statistic meta:object-count="45"/>
  </office:meta>
</office:document-meta>
</file>